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2.8306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9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111in" style:rel-width="97%" fo:margin-top="0in" fo:margin-bottom="0in" table:align="center" style:writing-mode="lr-tb"/>
    </style:style>
    <style:style style:name="Table2.A" style:family="table-column">
      <style:table-column-properties style:column-width="0.5743in" style:rel-column-width="827*"/>
    </style:style>
    <style:style style:name="Table2.B" style:family="table-column">
      <style:table-column-properties style:column-width="1.191in" style:rel-column-width="1715*"/>
    </style:style>
    <style:style style:name="Table2.C" style:family="table-column">
      <style:table-column-properties style:column-width="1.5799in" style:rel-column-width="2275*"/>
    </style:style>
    <style:style style:name="Table2.D" style:family="table-column">
      <style:table-column-properties style:column-width="1.2993in" style:rel-column-width="1871*"/>
    </style:style>
    <style:style style:name="Table2.E" style:family="table-column">
      <style:table-column-properties style:column-width="1.4667in" style:rel-column-width="2112*"/>
    </style:style>
    <style:style style:name="Table2.1" style:family="table-row">
      <style:table-row-properties style:min-row-height="0.4292in" fo:keep-together="auto"/>
    </style:style>
    <style:style style:name="Table2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3" style:family="table-row">
      <style:table-row-properties style:min-row-height="0.1181in"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4" style:family="table">
      <style:table-properties style:width="6.1104in" style:rel-width="97%" fo:margin-left="0.0007in" fo:margin-top="0in" fo:margin-bottom="0in" table:align="left" style:writing-mode="lr-tb"/>
    </style:style>
    <style:style style:name="Table4.A" style:family="table-column">
      <style:table-column-properties style:column-width="0.5361in" style:rel-column-width="5747*"/>
    </style:style>
    <style:style style:name="Table4.B" style:family="table-column">
      <style:table-column-properties style:column-width="1.225in" style:rel-column-width="13140*"/>
    </style:style>
    <style:style style:name="Table4.C" style:family="table-column">
      <style:table-column-properties style:column-width="1.5924in" style:rel-column-width="17078*"/>
    </style:style>
    <style:style style:name="Table4.D" style:family="table-column">
      <style:table-column-properties style:column-width="1.4528in" style:rel-column-width="15584*"/>
    </style:style>
    <style:style style:name="Table4.E" style:family="table-column">
      <style:table-column-properties style:column-width="1.3042in" style:rel-column-width="13986*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4.2" style:family="table-row">
      <style:table-row-properties style:min-row-height="0.312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paragraph-properties fo:margin-left="0.1in" fo:margin-right="0in" fo:orphans="0" fo:widows="0" fo:text-indent="0in" style:auto-text-indent="false"/>
    </style:style>
    <style:style style:name="P8" style:family="paragraph" style:parent-style-name="Standard">
      <style:paragraph-properties fo:margin-left="0.0984in" fo:margin-right="0in" fo:orphans="0" fo:widows="0" fo:text-indent="0in" style:auto-text-indent="false"/>
    </style:style>
    <style:style style:name="P9" style:family="paragraph" style:parent-style-name="No_20_Spacing">
      <style:text-properties fo:color="#808080" loext:opacity="100%"/>
    </style:style>
    <style:style style:name="P10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1" style:family="paragraph" style:parent-style-name="Normal_20_White">
      <style:paragraph-properties fo:margin-top="0in" fo:margin-bottom="0in" style:contextual-spacing="false" fo:line-height="100%" fo:orphans="0" fo:widows="0"/>
      <style:text-properties style:use-window-font-color="true" loext:opacity="0%" fo:font-size="10pt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5a94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85845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b164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84c000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style:font-name="Calibri" fo:font-size="11pt" fo:language="pl" fo:country="PL" officeooo:paragraph-rsid="009b412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No_20_Spacing">
      <style:paragraph-properties fo:margin-top="0in" fo:margin-bottom="0in" style:contextual-spacing="false" fo:text-align="justify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2cb43c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 style:list-style-name="L5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 style:list-style-name="L5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84c000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 style:list-style-name="L3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5a94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 style:list-style-name="L4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5a94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fo:font-style="normal" style:letter-kerning="false" fo:background-color="transparent" style:font-name-asian="Calibri1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P30" style:family="paragraph">
      <style:paragraph-properties fo:margin-top="0in" fo:margin-bottom="0in" fo:line-height="100%" fo:text-align="justify"/>
    </style:style>
    <style:style style:name="T1" style:family="text">
      <style:text-properties fo:color="#808080" loext:opacity="100%"/>
    </style:style>
    <style:style style:name="T2" style:family="text">
      <style:text-properties style:font-name="Calibri" fo:language="pl" fo:country="P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Informatyzacja hurtowni DXHCET</text:p>
      <text:p text:style-name="No_20_Spacing">Symbol projektu w SAP: <text:tab/>66642069</text:p>
      <text:p text:style-name="No_20_Spacing">PKS:<text:tab/><text:tab/><text:tab/><text:tab/>Jan Smuga</text:p>
      <text:p text:style-name="No_20_Spacing">Kierownik Projektu:<text:tab/><text:tab/>Patryk Kaniewski</text:p>
      <text:p text:style-name="Standard">Status dokumentu:<text:tab/><text:tab/>roboczy</text:p>
      <text:h text:style-name="Heading_20_2" text:outline-level="2">Zlecenie Przygotowania Projektu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Wnioskodawca</text:p>
          </table:table-cell>
          <table:table-cell table:style-name="Table1.A1" table:number-columns-spanned="2" office:value-type="string">
            <text:p text:style-name="P12">Hurtownia opakowań ekologicznych „DXHCET”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Cele projektu</text:p>
          </table:table-cell>
          <table:table-cell table:style-name="Table1.A1" table:number-columns-spanned="2" office:value-type="string">
            <text:p text:style-name="P12">Zaprojektowanie i implementacja sieci i systemu informatycznego wspomagającego zarządzanie w hurtowni DXHCET dostarczającą ekologiczne opakowania na kosmetyki dla małych biznesów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Uzasadnienie potrzeby realizacji projektu</text:p>
          </table:table-cell>
          <table:table-cell table:style-name="Table1.A1" table:number-columns-spanned="2" office:value-type="string">
            <text:p text:style-name="P12">Informatyzacja nowo powstałej hurtown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Odniesienia do wszelkich powiązanych dokumentów lub produktów</text:p>
          </table:table-cell>
          <table:table-cell table:style-name="Table1.A1" table:number-columns-spanned="2" office:value-type="string">
            <text:p text:style-name="P12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Zakres (etapy, główne zadania, główne produkty)</text:p>
          </table:table-cell>
          <table:table-cell table:style-name="Table1.A1" table:number-columns-spanned="2" office:value-type="string">
            <text:list xml:id="list1115551437" text:style-name="L1">
              <text:list-item>
                <text:p text:style-name="P23">Etap identyfikacji problemów</text:p>
                <text:list>
                  <text:list-item>
                    <text:p text:style-name="P23">Wywiady z użytkownikami</text:p>
                  </text:list-item>
                  <text:list-item>
                    <text:p text:style-name="P23">Analiza pracy innych hurtowni</text:p>
                  </text:list-item>
                </text:list>
              </text:list-item>
              <text:list-item>
                <text:p text:style-name="P23">Etap projektowania</text:p>
                <text:list>
                  <text:list-item>
                    <text:p text:style-name="P29">Stworzenie projektu sieci fizycznej</text:p>
                  </text:list-item>
                  <text:list-item>
                    <text:p text:style-name="P29">Stworzenie projektu sieci logicznej</text:p>
                  </text:list-item>
                  <text:list-item>
                    <text:p text:style-name="P29">Stworzenie projektu systemów</text:p>
                  </text:list-item>
                </text:list>
              </text:list-item>
              <text:list-item>
                <text:p text:style-name="P23">Etap walidacji projektu</text:p>
              </text:list-item>
              <text:list-item>
                <text:p text:style-name="P23">Etap implementacji</text:p>
                <text:list>
                  <text:list-item>
                    <text:p text:style-name="P23">Instalacja infrastruktury sieciowej</text:p>
                  </text:list-item>
                  <text:list-item>
                    <text:p text:style-name="P23">Instalacja systemów komputerowych</text:p>
                  </text:list-item>
                  <text:list-item>
                    <text:p text:style-name="P23">Konfiguracja logiczna sieci</text:p>
                  </text:list-item>
                </text:list>
              </text:list-item>
              <text:list-item>
                <text:p text:style-name="P23">Etap weryfikacji</text:p>
                <text:list>
                  <text:list-item>
                    <text:p text:style-name="P23">Testy na użytkownikach</text:p>
                  </text:list-item>
                  <text:list-item>
                    <text:p text:style-name="P23">Testy odbioru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21">Ograniczenia (bariery, problemy i ryzyka)</text:p>
          </table:table-cell>
          <table:table-cell table:style-name="Table1.A1" table:number-columns-spanned="2" office:value-type="string">
            <text:p text:style-name="P12">Krótki czas realizacji, ograniczony (liczebnie) zespół projektowy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Powiązania z innymi zadaniami/projektami</text:p>
          </table:table-cell>
          <table:table-cell table:style-name="Table1.A1" table:number-columns-spanned="2" office:value-type="string">
            <text:p text:style-name="P12">Umowy handlowe z producentami</text:p>
            <text:p text:style-name="P12">Umowy handlowe z innymi hurtowniami o podobnym charakterz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Oczekiwania jakościowe klienta</text:p>
          </table:table-cell>
          <table:table-cell table:style-name="Table1.A1" table:number-columns-spanned="2" office:value-type="string">
            <text:list xml:id="list2350138848" text:style-name="L2">
              <text:list-item>
                <text:p text:style-name="P24">realizacja wymagań funkcjonalnych</text:p>
              </text:list-item>
              <text:list-item>
                <text:p text:style-name="P24">niezawodny system</text:p>
              </text:list-item>
              <text:list-item>
                <text:p text:style-name="P24">otwarty na rozszerzenia, zamknięty na zmiany</text:p>
              </text:list-item>
              <text:list-item>
                <text:p text:style-name="P24">przyspieszenie realizacji zamówień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21">Tolerancje projektu - maksymalne odchylenia od terminów, kosztów, liczby beneficjentów</text:p>
          </table:table-cell>
          <table:table-cell table:style-name="Table1.A1" table:number-columns-spanned="2" office:value-type="string">
            <text:p text:style-name="P17">2 miesiące</text:p>
            <text:p text:style-name="P17">50000zł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Proponowany Przewodniczący <text:soft-page-break/>Tymczasowego Zespołu Roboczego oraz Lider Projektu</text:p>
          </table:table-cell>
          <table:table-cell table:style-name="Table1.A1" table:number-columns-spanned="2" office:value-type="string">
            <text:p text:style-name="P12">Patryk Kaniewsk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Klient(-ci), użytkownik(-cy) i wszystkie inne znane zainteresowane strony</text:p>
          </table:table-cell>
          <table:table-cell table:style-name="Table1.A1" table:number-columns-spanned="2" office:value-type="string">
            <text:p text:style-name="P13">Hurtownia DXHCET:</text:p>
            <text:list xml:id="list2428859716" text:style-name="L3">
              <text:list-item>
                <text:p text:style-name="P27">pracownicy hurtowni</text:p>
              </text:list-item>
              <text:list-item>
                <text:p text:style-name="P27">administracja hurtowni</text:p>
              </text:list-item>
              <text:list-item>
                <text:p text:style-name="P27">kierownictwo hurtowni</text:p>
              </text:list-item>
            </text:list>
            <text:p text:style-name="P13">klienci hurtowni: </text:p>
            <text:list xml:id="list1696829303" text:style-name="L4">
              <text:list-item>
                <text:p text:style-name="P28">dostawcy</text:p>
              </text:list-item>
              <text:list-item>
                <text:p text:style-name="P28">producenci opakowań</text:p>
              </text:list-item>
              <text:list-item>
                <text:p text:style-name="P28">sklepy detaliczne</text:p>
              </text:list-item>
            </text:list>
            <text:p text:style-name="P13"/>
          </table:table-cell>
          <table:covered-table-cell/>
        </table:table-row>
        <table:table-row table:style-name="Table1.1">
          <table:table-cell table:style-name="Table1.A1" office:value-type="string">
            <text:p text:style-name="P21">Uzgodnienia</text:p>
          </table:table-cell>
          <table:table-cell table:style-name="Table1.A1" table:number-columns-spanned="2" office:value-type="string">
            <text:p text:style-name="P12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Kryteria Akceptacji (opis kryteriów)</text:p>
          </table:table-cell>
          <table:table-cell table:style-name="Table1.A1" table:number-columns-spanned="2" office:value-type="string">
            <text:p text:style-name="P18">przygotowany i uzgodnione z użytkownikiem sposoby akceptacji systemów:</text:p>
            <text:list xml:id="list811183554" text:style-name="L5">
              <text:list-item>
                <text:p text:style-name="P26">testy sieci</text:p>
              </text:list-item>
              <text:list-item>
                <text:p text:style-name="P25">testy wydajności</text:p>
              </text:list-item>
              <text:list-item>
                <text:p text:style-name="P25">testy integracyjne</text:p>
              </text:list-item>
              <text:list-item>
                <text:p text:style-name="P25">testy funkcjonalności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21">Personel potrzebny do użycia / eksploatacji produktu i stopień jego przygotowania</text:p>
          </table:table-cell>
          <table:table-cell table:style-name="Table1.A1" table:number-columns-spanned="2" office:value-type="string">
            <text:p text:style-name="P12">Pracownicy hurtowni (szkolenia)</text:p>
            <text:p text:style-name="P12">Kierownictwo hurtowni (uczestnictwo w modelowaniu funkcjonalności)</text:p>
            <text:p text:style-name="P14">Administracja hurtowni (uczestnictwo w modelowaniu funkcjonalności)</text:p>
            <text:p text:style-name="P12">Administrator sieci (wdrożenie)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Koszt wytworzenia</text:p>
          </table:table-cell>
          <table:table-cell table:style-name="Table1.A1" table:number-columns-spanned="2" office:value-type="string">
            <text:p text:style-name="P12">Wynagrodzenie zespołu projektowego</text:p>
            <text:p text:style-name="P12">Koszty sprzętu teleinformatycznego</text:p>
            <text:p text:style-name="P12">Koszty szkolenia personelu</text:p>
            <text:p text:style-name="P12">Koszty wdrożenia administratora siec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Koszty eksploatacji</text:p>
          </table:table-cell>
          <table:table-cell table:style-name="Table1.A1" table:number-columns-spanned="2" office:value-type="string">
            <text:p text:style-name="P12">Wynagrodzenie administratora sieci</text:p>
            <text:p text:style-name="P12">Koszty amortyzacj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Nieprzekraczalne terminy</text:p>
          </table:table-cell>
          <table:table-cell table:style-name="Table1.A1" table:number-columns-spanned="2" office:value-type="string">
            <text:p text:style-name="P12">2020-06-03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Podstawowe funkcje</text:p>
          </table:table-cell>
          <table:table-cell table:style-name="Table1.A1" table:number-columns-spanned="2" office:value-type="string">
            <text:p text:style-name="P12">Zdalne przyjmowanie i realizacja zamówień </text:p>
            <text:p text:style-name="P12">Ewidencja zasobów hurtowni</text:p>
            <text:p text:style-name="P12">Sygnalizacja stanów krytycznych</text:p>
            <text:p text:style-name="P12">Komunikacja miedzy działami hurtowni</text:p>
            <text:p text:style-name="P12">Wystawianie faktur</text:p>
            <text:p text:style-name="P12">Składanie zamówień u producenta</text:p>
            <text:p text:style-name="P12">Korekty f<office:annotation><dc:creator>Patryk Kaniewski</dc:creator><dc:date>2021-03-04T11:45:54.905780178</dc:date><meta:creator-initials>PK</meta:creator-initials><text:p text:style-name="P30"><text:span text:style-name="T4">{wypisac wszystko specyficznie np. wystawianie faktur}</text:span></text:p></office:annotation>aktur i zamówień</text:p>
            <text:p text:style-name="P12">obsługa finansowo-księgowa</text:p>
            <text:p text:style-name="P12">zarządzanie personelem</text:p>
            <text:p text:style-name="P12">Logistyczna obsługa dostaw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Uwagi akceptujących / zatwierdzających</text:p>
          </table:table-cell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 table:style-name="Table1.1">
          <table:table-cell table:style-name="Table1.A1" office:value-type="string">
            <text:p text:style-name="P21">Przygotował(a)</text:p>
          </table:table-cell>
          <table:table-cell table:style-name="Table1.A1" table:number-columns-spanned="2" office:value-type="string">
            <text:p text:style-name="P12">Patryk Kaniewski, Wojciech Złome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Wnioskował(a)</text:p>
          </table:table-cell>
          <table:table-cell table:style-name="Table1.A1" table:number-columns-spanned="2" office:value-type="string">
            <text:p text:style-name="P15">Jan Smug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1">Potwierdził(a)</text:p>
          </table:table-cell>
          <table:table-cell table:style-name="Table1.A1" table:number-columns-spanned="2" office:value-type="string">
            <text:p text:style-name="P15">Stanisław Kolick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Zaakceptował(a)</text:p>
          </table:table-cell>
          <table:table-cell table:style-name="Table1.B23" office:value-type="string">
            <text:p text:style-name="P16">Tomasz Wilmowski</text:p>
          </table:table-cell>
          <table:table-cell table:style-name="Table1.C23" office:value-type="string">
            <text:p text:style-name="P16">Data 2021-03-04</text:p>
          </table:table-cell>
        </table:table-row>
      </table:table>
      <text:p text:style-name="P9"><text:soft-page-break/></text:p>
      <text:h text:style-name="Heading_20_2" text:outline-level="2">Wersje dokumentu i kluczowe zmian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0">Wersja</text:p>
            </table:table-cell>
            <table:table-cell table:style-name="Table2.A1" office:value-type="string">
              <text:p text:style-name="P10">Data</text:p>
            </table:table-cell>
            <table:table-cell table:style-name="Table2.A1" office:value-type="string">
              <text:p text:style-name="P10">Kluczowe zmiany</text:p>
            </table:table-cell>
            <table:table-cell table:style-name="Table2.A1" office:value-type="string">
              <text:p text:style-name="P10">Autor</text:p>
            </table:table-cell>
            <table:table-cell table:style-name="Table2.A1" office:value-type="string">
              <text:p text:style-name="P10">Nazwa pliku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2">1.0</text:p>
          </table:table-cell>
          <table:table-cell table:style-name="Table2.B2" office:value-type="string">
            <text:p text:style-name="P19">2021-02-28</text:p>
          </table:table-cell>
          <table:table-cell table:style-name="Table2.C2" office:value-type="string">
            <text:p text:style-name="P22">Wersja oryginalna</text:p>
          </table:table-cell>
          <table:table-cell table:style-name="Table2.D2" office:value-type="string">
            <text:p text:style-name="P22">Patryk Kaniewski, Wojciech Złomek</text:p>
          </table:table-cell>
          <table:table-cell table:style-name="Table2.E2" office:value-type="string">
            <text:p text:style-name="P22">PZ_01_DXHCET_zlecenie_przygotowania_projektu.odt</text:p>
          </table:table-cell>
        </table:table-row>
        <table:table-row table:style-name="Table2.3">
          <table:table-cell table:style-name="Table2.A3" office:value-type="string">
            <text:p text:style-name="P22">1.1</text:p>
          </table:table-cell>
          <table:table-cell table:style-name="Table2.B3" office:value-type="string">
            <text:p text:style-name="P22">2021-03-04</text:p>
          </table:table-cell>
          <table:table-cell table:style-name="Table2.C3" office:value-type="string">
            <text:p text:style-name="P22">Uszczegółowienie funkcjonalności</text:p>
          </table:table-cell>
          <table:table-cell table:style-name="Table2.D3" office:value-type="string">
            <text:p text:style-name="P22">Patryk Kaniewski, Wojciech Złomek</text:p>
          </table:table-cell>
          <table:table-cell table:style-name="Table2.E3" office:value-type="string">
            <text:p text:style-name="P22">PZ_01_DXHCET_zlecenie_przygotowania_projektu.odt</text:p>
          </table:table-cell>
        </table:table-row>
      </table:table>
      <text:h text:style-name="Heading_20_2" text:outline-level="2">Zatwierdzen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0">Wersja</text:p>
            </table:table-cell>
            <table:table-cell table:style-name="Table4.A1" office:value-type="string">
              <text:p text:style-name="P10">Data</text:p>
            </table:table-cell>
            <table:table-cell table:style-name="Table4.A1" office:value-type="string">
              <text:p text:style-name="P10">Zatwierdzający</text:p>
            </table:table-cell>
            <table:table-cell table:style-name="Table4.A1" office:value-type="string">
              <text:p text:style-name="P10">Funkcja</text:p>
            </table:table-cell>
            <table:table-cell table:style-name="Table4.A1" office:value-type="string">
              <text:p text:style-name="P10">Podpis (e-mail)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1">1.0</text:p>
          </table:table-cell>
          <table:table-cell table:style-name="Table4.B2" office:value-type="string">
            <text:p text:style-name="P11">2020-02-28</text:p>
          </table:table-cell>
          <table:table-cell table:style-name="Table4.C2" office:value-type="string">
            <text:p text:style-name="P20">Tomasz Wilmowski</text:p>
          </table:table-cell>
          <table:table-cell table:style-name="Table4.D2" office:value-type="string">
            <text:p text:style-name="P11">Prezes DXHCET</text:p>
          </table:table-cell>
          <table:table-cell table:style-name="Table4.E2" office:value-type="string">
            <text:p text:style-name="P11">tomasz@dxcet.eu</text:p>
          </table:table-cell>
        </table:table-row>
        <table:table-row table:style-name="Table4.2">
          <table:table-cell table:style-name="Table4.A3" office:value-type="string">
            <text:p text:style-name="P11">1.1</text:p>
          </table:table-cell>
          <table:table-cell table:style-name="Table4.B3" office:value-type="string">
            <text:p text:style-name="P11">2020-03-04</text:p>
          </table:table-cell>
          <table:table-cell table:style-name="Table4.C3" office:value-type="string">
            <text:p text:style-name="P20">Tomasz Wilmowski</text:p>
          </table:table-cell>
          <table:table-cell table:style-name="Table4.D3" office:value-type="string">
            <text:p text:style-name="P11">Prezes DXHCET</text:p>
          </table:table-cell>
          <table:table-cell table:style-name="Table4.E3" office:value-type="string">
            <text:p text:style-name="P11">tomasz@dxcet.eu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style:contextual-spacing="true" fo:line-height="100%" fo:text-indent="0in" style:auto-text-indent="false"/>
      <style:text-properties style:font-name-asian="Calibri1" style:font-family-asian="Calibri" style:font-family-generic-asian="system" style:font-pitch-asian="variable" style:language-asian="pl" style:country-asian="PL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Bez_20_odstępów_20_Znak" style:display-name="Bez odstępów Znak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9in" fo:margin-left="0in" fo:margin-top="0in" fo:margin-bottom="0in" table:align="left" style:writing-mode="lr-tb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0.9847in"/>
    </style:style>
    <style:style style:name="Table3.C" style:family="table-column">
      <style:table-column-properties style:column-width="0.0972in"/>
    </style:style>
    <style:style style:name="Table3.D" style:family="table-column">
      <style:table-column-properties style:column-width="2.5333in"/>
    </style:style>
    <style:style style:name="Table3.E" style:family="table-column">
      <style:table-column-properties style:column-width="2.5083in"/>
    </style:style>
    <style:style style:name="Table3.1" style:family="table-row">
      <style:table-row-properties style:row-height="0.5917in" fo:keep-together="auto"/>
    </style:style>
    <style:style style:name="Table3.A1" style:family="table-cell">
      <style:table-cell-properties style:vertical-align="middle" fo:padding="0in" fo:border="none"/>
    </style:style>
    <style:style style:name="Table3.D1" style:family="table-cell">
      <style:table-cell-properties fo:padding="0in" fo:border="none"/>
    </style:style>
    <style:style style:name="Table3.2" style:family="table-row">
      <style:table-row-properties style:row-height="0.2028in" fo:keep-together="auto"/>
    </style:style>
    <style:style style:name="Table3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3.B2" style:family="table-cell">
      <style:table-cell-properties fo:padding="0in" fo:border-left="none" fo:border-right="none" fo:border-top="0.5pt solid #999999" fo:border-bottom="0.5pt solid #999999"/>
    </style:style>
    <style:style style:name="Table3.3" style:family="table-row">
      <style:table-row-properties style:row-height="0.1944in" fo:keep-together="auto"/>
    </style:style>
    <style:style style:name="Table3.B3" style:family="table-cell">
      <style:table-cell-properties fo:padding="0in" fo:border-left="none" fo:border-right="none" fo:border-top="0.5pt solid #999999" fo:border-bottom="0.5pt solid #999999"/>
    </style:style>
    <style:style style:name="Table3.4" style:family="table-row">
      <style:table-row-properties style:row-height="0.1979in" fo:keep-together="auto"/>
    </style:style>
    <style:style style:name="Table3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MP4" style:family="paragraph" style:parent-style-name="Standard">
      <style:paragraph-properties fo:orphans="0" fo:widows="0"/>
    </style:style>
    <style:style style:name="MP5" style:family="paragraph" style:parent-style-name="Standard">
      <style:paragraph-properties fo:margin-left="0.1in" fo:margin-right="0in" fo:orphans="0" fo:widows="0" fo:text-indent="0in" style:auto-text-indent="false"/>
    </style:style>
    <style:style style:name="MP6" style:family="paragraph" style:parent-style-name="Standard">
      <style:paragraph-properties fo:line-height="100%" fo:orphans="0" fo:widows="0"/>
    </style:style>
    <style:style style:name="MP7" style:family="paragraph" style:parent-style-name="Standard">
      <style:paragraph-properties fo:margin-left="0.0984in" fo:margin-right="0in" fo:orphans="0" fo:widows="0" fo:text-indent="0in" style:auto-text-indent="false"/>
    </style:style>
    <style:style style:name="MP8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3.D1" table:number-columns-spanned="2" office:value-type="string">
              <text:p text:style-name="MP3">ZLECENIE PRZYGOTOWANIA Projektu</text:p>
              <text:p text:style-name="MP3">informatyzacja hurtowni dxhcet</text:p>
            </table:table-cell>
            <table:covered-table-cell/>
          </table:table-row>
          <table:table-row table:style-name="Table3.2">
            <table:table-cell table:style-name="Table3.A2" office:value-type="string">
              <text:p text:style-name="MP4">Dokument:</text:p>
            </table:table-cell>
            <table:table-cell table:style-name="Table3.B2" table:number-columns-spanned="4" office:value-type="string">
              <text:p text:style-name="MP5">Zlecenie Przygotowania Projektu</text:p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MP4">Autor:</text:p>
            </table:table-cell>
            <table:table-cell table:style-name="Table3.B3" table:number-columns-spanned="4" office:value-type="string">
              <text:p text:style-name="MP5"><text:span text:style-name="MT3">Patryk Kaniewski</text:span>, Wojciech Złomek</text:p>
            </table:table-cell>
            <table:covered-table-cell/>
            <table:covered-table-cell/>
            <table:covered-table-cell/>
          </table:table-row>
          <table:table-row table:style-name="Table3.4">
            <table:table-cell table:style-name="Table3.A2" office:value-type="string">
              <text:p text:style-name="MP6">Wersja:</text:p>
            </table:table-cell>
            <table:table-cell table:style-name="Table3.A2" office:value-type="string">
              <text:p text:style-name="MP5">1.1</text:p>
            </table:table-cell>
            <table:table-cell table:style-name="Table3.C4" table:number-columns-spanned="2" office:value-type="string">
              <text:p text:style-name="MP7">2020-03-04</text:p>
            </table:table-cell>
            <table:covered-table-cell/>
            <table:table-cell table:style-name="Table3.A2" office:value-type="string">
              <text:p text:style-name="MP8">Strona <text:page-number text:select-page="current">2</text:page-number><text:s/>z <text:page-count>3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Zlecenie przygotowania projektu [PZ 01]</dc:subject>
    <meta:initial-creator>Imię i Nazwisko</meta:initial-creator>
    <dc:creator>Patryk Kaniewski</dc:creator>
    <meta:editing-cycles>179</meta:editing-cycles>
    <meta:creation-date>2019-09-20T19:53:00</meta:creation-date>
    <dc:date>2021-03-04T12:38:23.654521842</dc:date>
    <meta:editing-duration>PT4H40M33S</meta:editing-duration>
    <meta:generator>LibreOffice/7.1.0.3$Linux_X86_64 LibreOffice_project/10$Build-3</meta:generator>
    <meta:printed-by>Patryk Kaniewski</meta:printed-by>
    <meta:print-date>2021-03-04T11:47:26.186738121</meta:print-date>
    <meta:document-statistic meta:table-count="4" meta:image-count="0" meta:object-count="0" meta:page-count="3" meta:paragraph-count="142" meta:word-count="445" meta:character-count="3757" meta:non-whitespace-character-count="3474"/>
    <meta:user-defined meta:name="AppVersion">16.0000</meta:user-defined>
    <meta:user-defined meta:name="ContentTypeId">0x010100466C91FDDFF32D43B8D20F1C98F878B8</meta:user-defined>
    <meta:template xlink:type="simple" xlink:actuate="onRequest" xlink:title="WBE_ZP_00_SzablonDokumentow" xlink:href=""/>
  </office:meta>
</office:document-meta>
</file>